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04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119.91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66.61pt"/>
    </style:style>
    <style:style style:name="co8" style:family="table-column">
      <style:table-column-properties fo:break-before="auto" style:column-width="69.7pt"/>
    </style:style>
    <style:style style:name="co9" style:family="table-column">
      <style:table-column-properties fo:break-before="auto" style:column-width="371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/>
    <style:style style:name="ce27" style:family="table-cell" style:parent-style-name="Default">
      <style:table-cell-properties fo:background-color="#cccccc"/>
    </style:style>
    <style:style style:name="ce1" style:family="table-cell" style:parent-style-name="Default">
      <style:table-cell-properties fo:background-color="#dddddd"/>
    </style:style>
    <style:style style:name="ce22" style:family="table-cell" style:parent-style-name="Default" style:data-style-name="N0">
      <style:table-cell-properties fo:background-color="#ffdaa2"/>
    </style:style>
    <style:style style:name="ce15" style:family="table-cell" style:parent-style-name="Default" style:data-style-name="N0">
      <style:table-cell-properties fo:background-color="#7da7d8"/>
    </style:style>
    <style:style style:name="ce16" style:family="table-cell" style:parent-style-name="Default" style:data-style-name="N0">
      <style:table-cell-properties fo:background-color="#fff200"/>
    </style:style>
    <style:style style:name="ce17" style:family="table-cell" style:parent-style-name="Default" style:data-style-name="N0">
      <style:table-cell-properties fo:background-color="#89c765"/>
    </style:style>
    <style:style style:name="ce18" style:family="table-cell" style:parent-style-name="Default" style:data-style-name="N0">
      <style:table-cell-properties fo:background-color="#bd7cb5"/>
    </style:style>
    <style:style style:name="ce19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ackground-color="#f58220"/>
    </style:style>
    <style:style style:name="ce21" style:family="table-cell" style:parent-style-name="Default" style:data-style-name="N0">
      <style:table-cell-properties fo:background-color="#ffe5ca"/>
    </style:style>
    <style:style style:name="ce28" style:family="table-cell" style:parent-style-name="Default" style:data-style-name="N0"/>
    <style:style style:name="ce3" style:family="table-cell" style:parent-style-name="Default">
      <style:table-cell-properties fo:background-color="#ffdaa2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Producers" table:style-name="ta1">
        <office:forms form:automatic-focus="false" form:apply-design-mode="false"/>
        <table:table-column table:style-name="co1" table:default-cell-style-name="ce27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dex</text:p>
          </table:table-cell>
          <table:table-cell table:style-name="ce27" office:value-type="string" calcext:value-type="string">
            <text:p>Manufactur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RGO</text:p>
          </table:table-cell>
          <table:table-cell office:value-type="string" calcext:value-type="string">
            <text:p>Argo Astronautic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AK</text:p>
          </table:table-cell>
          <table:table-cell office:value-type="string" calcext:value-type="string">
            <text:p>Drake Interplanetar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Robrts Space Industri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usashi Industri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EGIS</text:p>
          </table:table-cell>
          <table:table-cell office:value-type="string" calcext:value-type="string">
            <text:p>Aegis Dynamic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SD</text:p>
          </table:table-cell>
          <table:table-cell office:value-type="string" calcext:value-type="string">
            <text:p>Crusader Industrie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VIL</text:p>
          </table:table-cell>
          <table:table-cell office:value-type="string" calcext:value-type="string">
            <text:p>Anvil Aerospac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NU</text:p>
          </table:table-cell>
          <table:table-cell office:value-type="string" calcext:value-type="string">
            <text:p>Banu</text:p>
          </table:table-cell>
        </table:table-row>
      </table:table>
      <table:table table:name="Ships" table:style-name="ta1">
        <office:forms form:automatic-focus="false" form:apply-design-mode="false"/>
        <table:table-column table:style-name="co1" table:default-cell-style-name="ce27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dex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anufacture</text:p>
          </table:table-cell>
          <table:table-cell table:style-name="ce27" office:value-type="string" calcext:value-type="string">
            <text:p>SCU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RV</text:p>
          </table:table-cell>
          <table:table-cell office:value-type="string" calcext:value-type="string">
            <text:p>ARG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tlass Black</text:p>
          </table:table-cell>
          <table:table-cell office:value-type="string" calcext:value-type="string">
            <text:p>DRAK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stellation</text:p>
          </table:table-cell>
          <table:table-cell office:value-type="string" calcext:value-type="string">
            <text:p>RSI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eelancer Max</text:p>
          </table:table-cell>
          <table:table-cell office:value-type="string" calcext:value-type="string">
            <text:p>MISC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claimer</text:p>
          </table:table-cell>
          <table:table-cell office:value-type="string" calcext:value-type="string">
            <text:p>AEGIS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ull B</text:p>
          </table:table-cell>
          <table:table-cell office:value-type="string" calcext:value-type="string">
            <text:p>MISC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terpillar</text:p>
          </table:table-cell>
          <table:table-cell office:value-type="string" calcext:value-type="string">
            <text:p>DRAK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2 Hercules</text:p>
          </table:table-cell>
          <table:table-cell office:value-type="string" calcext:value-type="string">
            <text:p>CRSD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dris-P</text:p>
          </table:table-cell>
          <table:table-cell office:value-type="string" calcext:value-type="string">
            <text:p>AEGIS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rrack</text:p>
          </table:table-cell>
          <table:table-cell office:value-type="string" calcext:value-type="string">
            <text:p>ANVIL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rchantman</text:p>
          </table:table-cell>
          <table:table-cell office:value-type="string" calcext:value-type="string">
            <text:p>BANU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ll C</text:p>
          </table:table-cell>
          <table:table-cell office:value-type="string" calcext:value-type="string">
            <text:p>MISC</text:p>
          </table:table-cell>
          <table:table-cell office:value-type="float" office:value="4608" calcext:value-type="float">
            <text:p>4608</text:p>
          </table:table-cell>
        </table:table-row>
      </table:table>
      <table:table table:name="Prices" table:style-name="ta1">
        <office:forms form:automatic-focus="false" form:apply-design-mode="false"/>
        <table:table-column table:style-name="co1" table:default-cell-style-name="ce1"/>
        <table:table-column table:style-name="co4" table:default-cell-style-name="Default"/>
        <table:table-column table:style-name="co5" table:default-cell-style-name="ce28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style-name="Default"/>
          <table:table-cell/>
          <table:table-cell table:style-name="Default"/>
          <table:table-cell table:style-name="ce1" table:formula="of:=[$Ships.$A2]" office:value-type="float" office:value="0" calcext:value-type="float">
            <text:p>0</text:p>
          </table:table-cell>
          <table:table-cell table:style-name="ce1" table:formula="of:=[$Ships.$A3]" office:value-type="float" office:value="1" calcext:value-type="float">
            <text:p>1</text:p>
          </table:table-cell>
          <table:table-cell table:style-name="ce1" table:formula="of:=[$Ships.$A4]" office:value-type="float" office:value="2" calcext:value-type="float">
            <text:p>2</text:p>
          </table:table-cell>
          <table:table-cell table:style-name="ce1" table:formula="of:=[$Ships.$A5]" office:value-type="float" office:value="3" calcext:value-type="float">
            <text:p>3</text:p>
          </table:table-cell>
          <table:table-cell table:style-name="ce1" table:formula="of:=[$Ships.$A6]" office:value-type="float" office:value="4" calcext:value-type="float">
            <text:p>4</text:p>
          </table:table-cell>
          <table:table-cell table:style-name="ce1" table:formula="of:=[$Ships.$A7]" office:value-type="float" office:value="5" calcext:value-type="float">
            <text:p>5</text:p>
          </table:table-cell>
          <table:table-cell table:style-name="ce1" table:formula="of:=[$Ships.$A8]" office:value-type="float" office:value="6" calcext:value-type="float">
            <text:p>6</text:p>
          </table:table-cell>
          <table:table-cell table:style-name="ce1" table:formula="of:=[$Ships.$A9]" office:value-type="float" office:value="7" calcext:value-type="float">
            <text:p>7</text:p>
          </table:table-cell>
          <table:table-cell table:style-name="ce1" table:formula="of:=[$Ships.$A10]" office:value-type="float" office:value="8" calcext:value-type="float">
            <text:p>8</text:p>
          </table:table-cell>
          <table:table-cell table:style-name="ce1" table:formula="of:=[$Ships.$A11]" office:value-type="float" office:value="9" calcext:value-type="float">
            <text:p>9</text:p>
          </table:table-cell>
          <table:table-cell table:style-name="ce1" table:formula="of:=[$Ships.$A12]" office:value-type="float" office:value="10" calcext:value-type="float">
            <text:p>10</text:p>
          </table:table-cell>
          <table:table-cell table:style-name="ce1" table:formula="of:=[$Ships.$A13]" office:value-type="float" office:value="11" calcext:value-type="float">
            <text:p>11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  <table:table-cell table:style-name="ce3" table:formula="of:=[$Ships.$B2]" office:value-type="string" office:string-value="SRV" calcext:value-type="string">
            <text:p>SRV</text:p>
          </table:table-cell>
          <table:table-cell table:style-name="ce3" table:formula="of:=[$Ships.$B3]" office:value-type="string" office:string-value="Cutlass Black" calcext:value-type="string">
            <text:p>Cutlass Black</text:p>
          </table:table-cell>
          <table:table-cell table:style-name="ce3" table:formula="of:=[$Ships.$B4]" office:value-type="string" office:string-value="Constellation" calcext:value-type="string">
            <text:p>Constellation</text:p>
          </table:table-cell>
          <table:table-cell table:style-name="ce3" table:formula="of:=[$Ships.$B5]" office:value-type="string" office:string-value="Freelancer Max" calcext:value-type="string">
            <text:p>Freelancer Max</text:p>
          </table:table-cell>
          <table:table-cell table:style-name="ce3" table:formula="of:=[$Ships.$B6]" office:value-type="string" office:string-value="Reclaimer" calcext:value-type="string">
            <text:p>Reclaimer</text:p>
          </table:table-cell>
          <table:table-cell table:style-name="ce3" table:formula="of:=[$Ships.$B7]" office:value-type="string" office:string-value="Hull B" calcext:value-type="string">
            <text:p>Hull B</text:p>
          </table:table-cell>
          <table:table-cell table:style-name="ce3" table:formula="of:=[$Ships.$B8]" office:value-type="string" office:string-value="Caterpillar" calcext:value-type="string">
            <text:p>Caterpillar</text:p>
          </table:table-cell>
          <table:table-cell table:style-name="ce3" table:formula="of:=[$Ships.$B9]" office:value-type="string" office:string-value="C2 Hercules" calcext:value-type="string">
            <text:p>C2 Hercules</text:p>
          </table:table-cell>
          <table:table-cell table:style-name="ce3" table:formula="of:=[$Ships.$B10]" office:value-type="string" office:string-value="Idris-P" calcext:value-type="string">
            <text:p>Idris-P</text:p>
          </table:table-cell>
          <table:table-cell table:style-name="ce3" table:formula="of:=[$Ships.$B11]" office:value-type="string" office:string-value="Carrack" calcext:value-type="string">
            <text:p>Carrack</text:p>
          </table:table-cell>
          <table:table-cell table:style-name="ce3" table:formula="of:=[$Ships.$B12]" office:value-type="string" office:string-value="Merchantman" calcext:value-type="string">
            <text:p>Merchantman</text:p>
          </table:table-cell>
          <table:table-cell table:style-name="ce3" table:formula="of:=[$Ships.$B13]" office:value-type="string" office:string-value="Hull C" calcext:value-type="string">
            <text:p>Hull C</text:p>
          </table:table-cell>
          <table:table-cell/>
          <table:table-cell table:style-name="Default" office:value-type="string" calcext:value-type="string">
            <text:p>Items per Loc</text:p>
          </table:table-cell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No of locations</text:p>
          </table:table-cell>
          <table:table-cell table:formula="of:=COUNTIF([.D7:.D27];&quot;&gt;0&quot;)" office:value-type="float" office:value="0" calcext:value-type="float">
            <text:p>0</text:p>
          </table:table-cell>
          <table:table-cell table:formula="of:=COUNTIF([.E7:.E27];&quot;&gt;0&quot;)" office:value-type="float" office:value="1" calcext:value-type="float">
            <text:p>1</text:p>
          </table:table-cell>
          <table:table-cell table:formula="of:=COUNTIF([.F7:.F27];&quot;&gt;0&quot;)" office:value-type="float" office:value="1" calcext:value-type="float">
            <text:p>1</text:p>
          </table:table-cell>
          <table:table-cell table:formula="of:=COUNTIF([.G7:.G27];&quot;&gt;0&quot;)" office:value-type="float" office:value="0" calcext:value-type="float">
            <text:p>0</text:p>
          </table:table-cell>
          <table:table-cell table:formula="of:=COUNTIF([.H7:.H27];&quot;&gt;0&quot;)" office:value-type="float" office:value="0" calcext:value-type="float">
            <text:p>0</text:p>
          </table:table-cell>
          <table:table-cell table:formula="of:=COUNTIF([.I7:.I27];&quot;&gt;0&quot;)" office:value-type="float" office:value="0" calcext:value-type="float">
            <text:p>0</text:p>
          </table:table-cell>
          <table:table-cell table:formula="of:=COUNTIF([.J7:.J27];&quot;&gt;0&quot;)" office:value-type="float" office:value="0" calcext:value-type="float">
            <text:p>0</text:p>
          </table:table-cell>
          <table:table-cell table:formula="of:=COUNTIF([.K7:.K27];&quot;&gt;0&quot;)" office:value-type="float" office:value="0" calcext:value-type="float">
            <text:p>0</text:p>
          </table:table-cell>
          <table:table-cell table:formula="of:=COUNTIF([.L7:.L27];&quot;&gt;0&quot;)" office:value-type="float" office:value="0" calcext:value-type="float">
            <text:p>0</text:p>
          </table:table-cell>
          <table:table-cell table:formula="of:=COUNTIF([.M7:.M27];&quot;&gt;0&quot;)" office:value-type="float" office:value="0" calcext:value-type="float">
            <text:p>0</text:p>
          </table:table-cell>
          <table:table-cell table:formula="of:=COUNTIF([.N7:.N27];&quot;&gt;0&quot;)" office:value-type="float" office:value="0" calcext:value-type="float">
            <text:p>0</text:p>
          </table:table-cell>
          <table:table-cell table:formula="of:=COUNTIF([.O7:.O27];&quot;&gt;0&quot;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Min</text:p>
          </table:table-cell>
          <table:table-cell table:style-name="ce28" table:formula="of:=SMALL([.D7:.D24];COUNTIF([.D7:.D24];&quot;&lt;=0&quot;)+1)" office:value-type="string" office:string-value="" calcext:value-type="error">
            <text:p>#VALUE!</text:p>
          </table:table-cell>
          <table:table-cell table:style-name="ce28" table:formula="of:=SMALL([.E7:.E24];COUNTIF([.E7:.E24];&quot;&lt;=0&quot;)+1)" office:value-type="float" office:value="5000" calcext:value-type="float">
            <text:p>5000</text:p>
          </table:table-cell>
          <table:table-cell table:style-name="ce28" table:formula="of:=SMALL([.F7:.F24];COUNTIF([.F7:.F24];&quot;&lt;=0&quot;)+1)" office:value-type="float" office:value="12000" calcext:value-type="float">
            <text:p>12000</text:p>
          </table:table-cell>
          <table:table-cell table:style-name="ce28" table:formula="of:=SMALL([.G7:.G24];COUNTIF([.G7:.G24];&quot;&lt;=0&quot;)+1)" office:value-type="string" office:string-value="" calcext:value-type="error">
            <text:p>#VALUE!</text:p>
          </table:table-cell>
          <table:table-cell table:style-name="ce28" table:formula="of:=SMALL([.H7:.H24];COUNTIF([.H7:.H24];&quot;&lt;=0&quot;)+1)" office:value-type="string" office:string-value="" calcext:value-type="error">
            <text:p>#VALUE!</text:p>
          </table:table-cell>
          <table:table-cell table:style-name="ce28" table:formula="of:=SMALL([.I7:.I24];COUNTIF([.I7:.I24];&quot;&lt;=0&quot;)+1)" office:value-type="string" office:string-value="" calcext:value-type="error">
            <text:p>#VALUE!</text:p>
          </table:table-cell>
          <table:table-cell table:style-name="ce28" table:formula="of:=SMALL([.J7:.J24];COUNTIF([.J7:.J24];&quot;&lt;=0&quot;)+1)" office:value-type="string" office:string-value="" calcext:value-type="error">
            <text:p>#VALUE!</text:p>
          </table:table-cell>
          <table:table-cell table:style-name="ce28" table:formula="of:=SMALL([.K7:.K24];COUNTIF([.K7:.K24];&quot;&lt;=0&quot;)+1)" office:value-type="string" office:string-value="" calcext:value-type="error">
            <text:p>#VALUE!</text:p>
          </table:table-cell>
          <table:table-cell table:style-name="ce28" table:formula="of:=SMALL([.L7:.L24];COUNTIF([.L7:.L24];&quot;&lt;=0&quot;)+1)" office:value-type="string" office:string-value="" calcext:value-type="error">
            <text:p>#VALUE!</text:p>
          </table:table-cell>
          <table:table-cell table:style-name="ce28" table:formula="of:=SMALL([.M7:.M24];COUNTIF([.M7:.M24];&quot;&lt;=0&quot;)+1)" office:value-type="string" office:string-value="" calcext:value-type="error">
            <text:p>#VALUE!</text:p>
          </table:table-cell>
          <table:table-cell table:style-name="ce28" table:formula="of:=SMALL([.N7:.N24];COUNTIF([.N7:.N24];&quot;&lt;=0&quot;)+1)" office:value-type="string" office:string-value="" calcext:value-type="error">
            <text:p>#VALUE!</text:p>
          </table:table-cell>
          <table:table-cell table:style-name="ce28" table:formula="of:=SMALL([.O7:.O24];COUNTIF([.O7:.O24];&quot;&lt;=0&quot;)+1)" office:value-type="string" office:string-value="" calcext:value-type="error">
            <text:p>#VALUE!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Max</text:p>
          </table:table-cell>
          <table:table-cell table:formula="of:=MAX([.D7:.D24])" office:value-type="float" office:value="0" calcext:value-type="float">
            <text:p>0</text:p>
          </table:table-cell>
          <table:table-cell table:formula="of:=MAX([.E7:.E24])" office:value-type="float" office:value="5000" calcext:value-type="float">
            <text:p>5000</text:p>
          </table:table-cell>
          <table:table-cell table:formula="of:=MAX([.F7:.F24])" office:value-type="float" office:value="12000" calcext:value-type="float">
            <text:p>12000</text:p>
          </table:table-cell>
          <table:table-cell table:formula="of:=MAX([.G7:.G24])" office:value-type="float" office:value="0" calcext:value-type="float">
            <text:p>0</text:p>
          </table:table-cell>
          <table:table-cell table:formula="of:=MAX([.H7:.H24])" office:value-type="float" office:value="0" calcext:value-type="float">
            <text:p>0</text:p>
          </table:table-cell>
          <table:table-cell table:formula="of:=MAX([.I7:.I24])" office:value-type="float" office:value="0" calcext:value-type="float">
            <text:p>0</text:p>
          </table:table-cell>
          <table:table-cell table:formula="of:=MAX([.J7:.J24])" office:value-type="float" office:value="0" calcext:value-type="float">
            <text:p>0</text:p>
          </table:table-cell>
          <table:table-cell table:formula="of:=MAX([.K7:.K24])" office:value-type="float" office:value="0" calcext:value-type="float">
            <text:p>0</text:p>
          </table:table-cell>
          <table:table-cell table:formula="of:=MAX([.L7:.L24])" office:value-type="float" office:value="0" calcext:value-type="float">
            <text:p>0</text:p>
          </table:table-cell>
          <table:table-cell table:formula="of:=MAX([.M7:.M24])" office:value-type="float" office:value="0" calcext:value-type="float">
            <text:p>0</text:p>
          </table:table-cell>
          <table:table-cell table:formula="of:=MAX([.N7:.N24])" office:value-type="float" office:value="0" calcext:value-type="float">
            <text:p>0</text:p>
          </table:table-cell>
          <table:table-cell table:formula="of:=MAX([.O7:.O24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ce27" office:value-type="string" calcext:value-type="string">
            <text:p>Diff</text:p>
          </table:table-cell>
          <table:table-cell table:style-name="ce27" table:formula="of:=[.D5]-[.D4]" office:value-type="string" office:string-value="" calcext:value-type="error">
            <text:p>#VALUE!</text:p>
          </table:table-cell>
          <table:table-cell table:style-name="ce27" table:formula="of:=[.E5]-[.E4]" office:value-type="float" office:value="0" calcext:value-type="float">
            <text:p>0</text:p>
          </table:table-cell>
          <table:table-cell table:style-name="ce27" table:formula="of:=[.F5]-[.F4]" office:value-type="float" office:value="0" calcext:value-type="float">
            <text:p>0</text:p>
          </table:table-cell>
          <table:table-cell table:style-name="ce27" table:formula="of:=[.G5]-[.G4]" office:value-type="string" office:string-value="" calcext:value-type="error">
            <text:p>#VALUE!</text:p>
          </table:table-cell>
          <table:table-cell table:style-name="ce27" table:formula="of:=[.H5]-[.H4]" office:value-type="string" office:string-value="" calcext:value-type="error">
            <text:p>#VALUE!</text:p>
          </table:table-cell>
          <table:table-cell table:style-name="ce27" table:formula="of:=[.I5]-[.I4]" office:value-type="string" office:string-value="" calcext:value-type="error">
            <text:p>#VALUE!</text:p>
          </table:table-cell>
          <table:table-cell table:style-name="ce27" table:formula="of:=[.J5]-[.J4]" office:value-type="string" office:string-value="" calcext:value-type="error">
            <text:p>#VALUE!</text:p>
          </table:table-cell>
          <table:table-cell table:style-name="ce27" table:formula="of:=[.K5]-[.K4]" office:value-type="string" office:string-value="" calcext:value-type="error">
            <text:p>#VALUE!</text:p>
          </table:table-cell>
          <table:table-cell table:style-name="ce27" table:formula="of:=[.L5]-[.L4]" office:value-type="string" office:string-value="" calcext:value-type="error">
            <text:p>#VALUE!</text:p>
          </table:table-cell>
          <table:table-cell table:style-name="ce27" table:formula="of:=[.M5]-[.M4]" office:value-type="string" office:string-value="" calcext:value-type="error">
            <text:p>#VALUE!</text:p>
          </table:table-cell>
          <table:table-cell table:style-name="ce27" table:formula="of:=[.N5]-[.N4]" office:value-type="string" office:string-value="" calcext:value-type="error">
            <text:p>#VALUE!</text:p>
          </table:table-cell>
          <table:table-cell table:style-name="ce27" table:formula="of:=[.O5]-[.O4]" office:value-type="string" office:string-value="" calcext:value-type="error">
            <text:p>#VALUE!</text:p>
          </table:table-cell>
          <table:table-cell/>
          <table:table-cell table:style-name="Default"/>
        </table:table-row>
        <table:table-row table:style-name="ro1">
          <table:table-cell table:formula="of:=['file:///C:/Users/MADRAFi/Dropbox/Atari/DEV/StarVagrant/Doc/item_matrix.ods'#$Locations.A3]" office:value-type="float" office:value="0" calcext:value-type="float">
            <text:p>0</text:p>
          </table:table-cell>
          <table:table-cell table:style-name="ce22" table:formula="of:=['file:///C:/Users/MADRAFi/Dropbox/Atari/DEV/StarVagrant/Doc/item_matrix.ods'#$Locations.B3]" office:value-type="string" office:string-value="Port Olisar" calcext:value-type="string">
            <text:p>Port Olisar</text:p>
          </table:table-cell>
          <table:table-cell table:formula="of:=['file:///C:/Users/MADRAFi/Dropbox/Atari/DEV/StarVagrant/Doc/item_matrix.ods'#$Locations.C3]" office:value-type="string" office:string-value="Crusader" calcext:value-type="string">
            <text:p>Crusader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7:.O7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4]" office:value-type="float" office:value="1" calcext:value-type="float">
            <text:p>1</text:p>
          </table:table-cell>
          <table:table-cell table:style-name="ce15" table:formula="of:=['file:///C:/Users/MADRAFi/Dropbox/Atari/DEV/StarVagrant/Doc/item_matrix.ods'#$Locations.B4]" office:value-type="string" office:string-value="Grim Hex" calcext:value-type="string">
            <text:p>Grim Hex</text:p>
          </table:table-cell>
          <table:table-cell table:formula="of:=['file:///C:/Users/MADRAFi/Dropbox/Atari/DEV/StarVagrant/Doc/item_matrix.ods'#$Locations.C4]" office:value-type="string" office:string-value="Yela" calcext:value-type="string">
            <text:p>Yela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8:.O8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5]" office:value-type="float" office:value="2" calcext:value-type="float">
            <text:p>2</text:p>
          </table:table-cell>
          <table:table-cell table:style-name="ce15" table:formula="of:=['file:///C:/Users/MADRAFi/Dropbox/Atari/DEV/StarVagrant/Doc/item_matrix.ods'#$Locations.B5]" office:value-type="string" office:string-value="Mining Area 157" calcext:value-type="string">
            <text:p>Mining Area 157</text:p>
          </table:table-cell>
          <table:table-cell table:formula="of:=['file:///C:/Users/MADRAFi/Dropbox/Atari/DEV/StarVagrant/Doc/item_matrix.ods'#$Locations.C5]" office:value-type="string" office:string-value="Yela" calcext:value-type="string">
            <text:p>Yela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9:.O9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6]" office:value-type="float" office:value="3" calcext:value-type="float">
            <text:p>3</text:p>
          </table:table-cell>
          <table:table-cell table:style-name="ce15" table:formula="of:=['file:///C:/Users/MADRAFi/Dropbox/Atari/DEV/StarVagrant/Doc/item_matrix.ods'#$Locations.B6]" office:value-type="string" office:string-value="Jumptown" calcext:value-type="string">
            <text:p>Jumptown</text:p>
          </table:table-cell>
          <table:table-cell table:formula="of:=['file:///C:/Users/MADRAFi/Dropbox/Atari/DEV/StarVagrant/Doc/item_matrix.ods'#$Locations.C6]" office:value-type="string" office:string-value="Yela" calcext:value-type="string">
            <text:p>Yela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0:.O10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7]" office:value-type="float" office:value="4" calcext:value-type="float">
            <text:p>4</text:p>
          </table:table-cell>
          <table:table-cell table:style-name="ce16" table:formula="of:=['file:///C:/Users/MADRAFi/Dropbox/Atari/DEV/StarVagrant/Doc/item_matrix.ods'#$Locations.B7]" office:value-type="string" office:string-value="Kudre Ore" calcext:value-type="string">
            <text:p>Kudre Ore</text:p>
          </table:table-cell>
          <table:table-cell table:formula="of:=['file:///C:/Users/MADRAFi/Dropbox/Atari/DEV/StarVagrant/Doc/item_matrix.ods'#$Locations.C7]" office:value-type="string" office:string-value="Daymar" calcext:value-type="string">
            <text:p>Daymar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1:.O11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8]" office:value-type="float" office:value="5" calcext:value-type="float">
            <text:p>5</text:p>
          </table:table-cell>
          <table:table-cell table:style-name="ce16" table:formula="of:=['file:///C:/Users/MADRAFi/Dropbox/Atari/DEV/StarVagrant/Doc/item_matrix.ods'#$Locations.B8]" office:value-type="string" office:string-value="Mining Area 141" calcext:value-type="string">
            <text:p>Mining Area 141</text:p>
          </table:table-cell>
          <table:table-cell table:formula="of:=['file:///C:/Users/MADRAFi/Dropbox/Atari/DEV/StarVagrant/Doc/item_matrix.ods'#$Locations.C8]" office:value-type="string" office:string-value="Daymar" calcext:value-type="string">
            <text:p>Daymar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2:.O12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9]" office:value-type="float" office:value="6" calcext:value-type="float">
            <text:p>6</text:p>
          </table:table-cell>
          <table:table-cell table:style-name="ce16" table:formula="of:=['file:///C:/Users/MADRAFi/Dropbox/Atari/DEV/StarVagrant/Doc/item_matrix.ods'#$Locations.B9]" office:value-type="string" office:string-value="Harvest Hydro" calcext:value-type="string">
            <text:p>Harvest Hydro</text:p>
          </table:table-cell>
          <table:table-cell table:formula="of:=['file:///C:/Users/MADRAFi/Dropbox/Atari/DEV/StarVagrant/Doc/item_matrix.ods'#$Locations.C9]" office:value-type="string" office:string-value="Daymar" calcext:value-type="string">
            <text:p>Daymar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3:.O13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0]" office:value-type="float" office:value="7" calcext:value-type="float">
            <text:p>7</text:p>
          </table:table-cell>
          <table:table-cell table:style-name="ce17" table:formula="of:=['file:///C:/Users/MADRAFi/Dropbox/Atari/DEV/StarVagrant/Doc/item_matrix.ods'#$Locations.B10]" office:value-type="string" office:string-value="Hickers Research" calcext:value-type="string">
            <text:p>Hickers Research</text:p>
          </table:table-cell>
          <table:table-cell table:formula="of:=['file:///C:/Users/MADRAFi/Dropbox/Atari/DEV/StarVagrant/Doc/item_matrix.ods'#$Locations.C10]" office:value-type="string" office:string-value="Cellin" calcext:value-type="string">
            <text:p>Cellin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4:.O14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1]" office:value-type="float" office:value="8" calcext:value-type="float">
            <text:p>8</text:p>
          </table:table-cell>
          <table:table-cell table:style-name="ce17" table:formula="of:=['file:///C:/Users/MADRAFi/Dropbox/Atari/DEV/StarVagrant/Doc/item_matrix.ods'#$Locations.B11]" office:value-type="string" office:string-value="Terra HydroFarm" calcext:value-type="string">
            <text:p>Terra HydroFarm</text:p>
          </table:table-cell>
          <table:table-cell table:formula="of:=['file:///C:/Users/MADRAFi/Dropbox/Atari/DEV/StarVagrant/Doc/item_matrix.ods'#$Locations.C11]" office:value-type="string" office:string-value="Cellin" calcext:value-type="string">
            <text:p>Cellin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5:.O15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2]" office:value-type="float" office:value="9" calcext:value-type="float">
            <text:p>9</text:p>
          </table:table-cell>
          <table:table-cell table:style-name="ce18" table:formula="of:=['file:///C:/Users/MADRAFi/Dropbox/Atari/DEV/StarVagrant/Doc/item_matrix.ods'#$Locations.B12]" office:value-type="string" office:string-value="HDMS-Han" calcext:value-type="string">
            <text:p>HDMS-Han</text:p>
          </table:table-cell>
          <table:table-cell table:formula="of:=['file:///C:/Users/MADRAFi/Dropbox/Atari/DEV/StarVagrant/Doc/item_matrix.ods'#$Locations.C12]" office:value-type="string" office:string-value="Magda" calcext:value-type="string">
            <text:p>Magda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6:.O16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3]" office:value-type="float" office:value="10" calcext:value-type="float">
            <text:p>10</text:p>
          </table:table-cell>
          <table:table-cell table:style-name="ce18" table:formula="of:=['file:///C:/Users/MADRAFi/Dropbox/Atari/DEV/StarVagrant/Doc/item_matrix.ods'#$Locations.B13]" office:value-type="string" office:string-value="R&amp;R Hur-L1" calcext:value-type="string">
            <text:p>R&amp;R Hur-L1</text:p>
          </table:table-cell>
          <table:table-cell table:formula="of:=['file:///C:/Users/MADRAFi/Dropbox/Atari/DEV/StarVagrant/Doc/item_matrix.ods'#$Locations.C13]" office:value-type="string" office:string-value="Magda" calcext:value-type="string">
            <text:p>Magda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7:.O17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4]" office:value-type="float" office:value="11" calcext:value-type="float">
            <text:p>11</text:p>
          </table:table-cell>
          <table:table-cell table:style-name="ce19" table:formula="of:=['file:///C:/Users/MADRAFi/Dropbox/Atari/DEV/StarVagrant/Doc/item_matrix.ods'#$Locations.B14]" office:value-type="string" office:string-value="Levski" calcext:value-type="string">
            <text:p>Levski</text:p>
          </table:table-cell>
          <table:table-cell table:formula="of:=['file:///C:/Users/MADRAFi/Dropbox/Atari/DEV/StarVagrant/Doc/item_matrix.ods'#$Locations.C14]" office:value-type="string" office:string-value="Delamar" calcext:value-type="string">
            <text:p>Delamar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COUNTIF([.D18:.O18];&quot;&gt;0&quot;)" office:value-type="float" office:value="1" calcext:value-type="float">
            <text:p>1</text:p>
          </table:table-cell>
        </table:table-row>
        <table:table-row table:style-name="ro1">
          <table:table-cell table:formula="of:=['file:///C:/Users/MADRAFi/Dropbox/Atari/DEV/StarVagrant/Doc/item_matrix.ods'#$Locations.A15]" office:value-type="float" office:value="12" calcext:value-type="float">
            <text:p>12</text:p>
          </table:table-cell>
          <table:table-cell table:style-name="ce20" table:formula="of:=['file:///C:/Users/MADRAFi/Dropbox/Atari/DEV/StarVagrant/Doc/item_matrix.ods'#$Locations.B15]" office:value-type="string" office:string-value="Lorville" calcext:value-type="string">
            <text:p>Lorville</text:p>
          </table:table-cell>
          <table:table-cell table:formula="of:=['file:///C:/Users/MADRAFi/Dropbox/Atari/DEV/StarVagrant/Doc/item_matrix.ods'#$Locations.C15]" office:value-type="string" office:string-value="Hurston" calcext:value-type="string">
            <text:p>Hurs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COUNTIF([.D19:.O19];&quot;&gt;0&quot;)" office:value-type="float" office:value="1" calcext:value-type="float">
            <text:p>1</text:p>
          </table:table-cell>
        </table:table-row>
        <table:table-row table:style-name="ro1">
          <table:table-cell table:formula="of:=['file:///C:/Users/MADRAFi/Dropbox/Atari/DEV/StarVagrant/Doc/item_matrix.ods'#$Locations.A16]" office:value-type="float" office:value="13" calcext:value-type="float">
            <text:p>13</text:p>
          </table:table-cell>
          <table:table-cell table:style-name="ce20" table:formula="of:=['file:///C:/Users/MADRAFi/Dropbox/Atari/DEV/StarVagrant/Doc/item_matrix.ods'#$Locations.B16]" office:value-type="string" office:string-value="HDMS-Edmond" calcext:value-type="string">
            <text:p>HDMS-Edmond</text:p>
          </table:table-cell>
          <table:table-cell table:formula="of:=['file:///C:/Users/MADRAFi/Dropbox/Atari/DEV/StarVagrant/Doc/item_matrix.ods'#$Locations.C16]" office:value-type="string" office:string-value="Hurston" calcext:value-type="string">
            <text:p>Hurston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0:.O20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7]" office:value-type="float" office:value="14" calcext:value-type="float">
            <text:p>14</text:p>
          </table:table-cell>
          <table:table-cell table:style-name="ce21" table:formula="of:=['file:///C:/Users/MADRAFi/Dropbox/Atari/DEV/StarVagrant/Doc/item_matrix.ods'#$Locations.B17]" office:value-type="string" office:string-value="HDMS-Anderson " calcext:value-type="string">
            <text:p>HDMS-Anderson </text:p>
          </table:table-cell>
          <table:table-cell table:formula="of:=['file:///C:/Users/MADRAFi/Dropbox/Atari/DEV/StarVagrant/Doc/item_matrix.ods'#$Locations.C17]" office:value-type="string" office:string-value="Aberdeen" calcext:value-type="string">
            <text:p>Aberdeen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1:.O21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8]" office:value-type="float" office:value="15" calcext:value-type="float">
            <text:p>15</text:p>
          </table:table-cell>
          <table:table-cell table:style-name="ce22" table:formula="of:=['file:///C:/Users/MADRAFi/Dropbox/Atari/DEV/StarVagrant/Doc/item_matrix.ods'#$Locations.B18]" office:value-type="string" office:string-value="Orison" calcext:value-type="string">
            <text:p>Orison</text:p>
          </table:table-cell>
          <table:table-cell table:formula="of:=['file:///C:/Users/MADRAFi/Dropbox/Atari/DEV/StarVagrant/Doc/item_matrix.ods'#$Locations.C18]" office:value-type="string" office:string-value="Crusader" calcext:value-type="string">
            <text:p>Crusader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2:.O22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9]" office:value-type="float" office:value="16" calcext:value-type="float">
            <text:p>16</text:p>
          </table:table-cell>
          <table:table-cell table:style-name="ce16" table:formula="of:=['file:///C:/Users/MADRAFi/Dropbox/Atari/DEV/StarVagrant/Doc/item_matrix.ods'#$Locations.B19]" office:value-type="string" office:string-value="Area18" calcext:value-type="string">
            <text:p>Area18</text:p>
          </table:table-cell>
          <table:table-cell table:formula="of:=['file:///C:/Users/MADRAFi/Dropbox/Atari/DEV/StarVagrant/Doc/item_matrix.ods'#$Locations.C19]" office:value-type="string" office:string-value="ArcCorp" calcext:value-type="string">
            <text:p>ArcCorp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3:.O23];&quot;&gt;0&quot;)" office:value-type="float" office:value="0" calcext:value-type="float">
            <text:p>0</text:p>
          </table:table-cell>
        </table:table-row>
      </table:table>
      <table:table table:name="Array Prices" table:style-name="ta1" table:print="false">
        <office:forms form:automatic-focus="false" form:apply-design-mode="false"/>
        <table:table-column table:style-name="co9" table:default-cell-style-name="ce28"/>
        <table:table-row table:style-name="ro1">
          <table:table-cell table:formula="of:=COM.MICROSOFT.CONCAT([Prices.D7];&quot;,&quot;;[Prices.E7];&quot;,&quot;;[Prices.F7];&quot;,&quot;;[Prices.G7];&quot;,&quot;;[Prices.H7];&quot;,&quot;;[Prices.I7];&quot;,&quot;;[Prices.J7];&quot;,&quot;;[Prices.K7];&quot;,&quot;;[Prices.L7];&quot;,&quot;;[Prices.M7];&quot;,&quot;;[Prices.N7];&quot;,&quot;;[Prices.O7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8];&quot;,&quot;;[Prices.E8];&quot;,&quot;;[Prices.F8];&quot;,&quot;;[Prices.G8];&quot;,&quot;;[Prices.H8];&quot;,&quot;;[Prices.I8];&quot;,&quot;;[Prices.J8];&quot;,&quot;;[Prices.K8];&quot;,&quot;;[Prices.L8];&quot;,&quot;;[Prices.M8];&quot;,&quot;;[Prices.N8];&quot;,&quot;;[Prices.O8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9];&quot;,&quot;;[Prices.E9];&quot;,&quot;;[Prices.F9];&quot;,&quot;;[Prices.G9];&quot;,&quot;;[Prices.H9];&quot;,&quot;;[Prices.I9];&quot;,&quot;;[Prices.J9];&quot;,&quot;;[Prices.K9];&quot;,&quot;;[Prices.L9];&quot;,&quot;;[Prices.M9];&quot;,&quot;;[Prices.N9];&quot;,&quot;;[Prices.O9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0];&quot;,&quot;;[Prices.E10];&quot;,&quot;;[Prices.F10];&quot;,&quot;;[Prices.G10];&quot;,&quot;;[Prices.H10];&quot;,&quot;;[Prices.I10];&quot;,&quot;;[Prices.J10];&quot;,&quot;;[Prices.K10];&quot;,&quot;;[Prices.L10];&quot;,&quot;;[Prices.M10];&quot;,&quot;;[Prices.N10];&quot;,&quot;;[Prices.O10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1];&quot;,&quot;;[Prices.E11];&quot;,&quot;;[Prices.F11];&quot;,&quot;;[Prices.G11];&quot;,&quot;;[Prices.H11];&quot;,&quot;;[Prices.I11];&quot;,&quot;;[Prices.J11];&quot;,&quot;;[Prices.K11];&quot;,&quot;;[Prices.L11];&quot;,&quot;;[Prices.M11];&quot;,&quot;;[Prices.N11];&quot;,&quot;;[Prices.O11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2];&quot;,&quot;;[Prices.E12];&quot;,&quot;;[Prices.F12];&quot;,&quot;;[Prices.G12];&quot;,&quot;;[Prices.H12];&quot;,&quot;;[Prices.I12];&quot;,&quot;;[Prices.J12];&quot;,&quot;;[Prices.K12];&quot;,&quot;;[Prices.L12];&quot;,&quot;;[Prices.M12];&quot;,&quot;;[Prices.N12];&quot;,&quot;;[Prices.O12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3];&quot;,&quot;;[Prices.E13];&quot;,&quot;;[Prices.F13];&quot;,&quot;;[Prices.G13];&quot;,&quot;;[Prices.H13];&quot;,&quot;;[Prices.I13];&quot;,&quot;;[Prices.J13];&quot;,&quot;;[Prices.K13];&quot;,&quot;;[Prices.L13];&quot;,&quot;;[Prices.M13];&quot;,&quot;;[Prices.N13];&quot;,&quot;;[Prices.O13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4];&quot;,&quot;;[Prices.E14];&quot;,&quot;;[Prices.F14];&quot;,&quot;;[Prices.G14];&quot;,&quot;;[Prices.H14];&quot;,&quot;;[Prices.I14];&quot;,&quot;;[Prices.J14];&quot;,&quot;;[Prices.K14];&quot;,&quot;;[Prices.L14];&quot;,&quot;;[Prices.M14];&quot;,&quot;;[Prices.N14];&quot;,&quot;;[Prices.O14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5];&quot;,&quot;;[Prices.E15];&quot;,&quot;;[Prices.F15];&quot;,&quot;;[Prices.G15];&quot;,&quot;;[Prices.H15];&quot;,&quot;;[Prices.I15];&quot;,&quot;;[Prices.J15];&quot;,&quot;;[Prices.K15];&quot;,&quot;;[Prices.L15];&quot;,&quot;;[Prices.M15];&quot;,&quot;;[Prices.N15];&quot;,&quot;;[Prices.O15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6];&quot;,&quot;;[Prices.E16];&quot;,&quot;;[Prices.F16];&quot;,&quot;;[Prices.G16];&quot;,&quot;;[Prices.H16];&quot;,&quot;;[Prices.I16];&quot;,&quot;;[Prices.J16];&quot;,&quot;;[Prices.K16];&quot;,&quot;;[Prices.L16];&quot;,&quot;;[Prices.M16];&quot;,&quot;;[Prices.N16];&quot;,&quot;;[Prices.O16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7];&quot;,&quot;;[Prices.E17];&quot;,&quot;;[Prices.F17];&quot;,&quot;;[Prices.G17];&quot;,&quot;;[Prices.H17];&quot;,&quot;;[Prices.I17];&quot;,&quot;;[Prices.J17];&quot;,&quot;;[Prices.K17];&quot;,&quot;;[Prices.L17];&quot;,&quot;;[Prices.M17];&quot;,&quot;;[Prices.N17];&quot;,&quot;;[Prices.O17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8];&quot;,&quot;;[Prices.E18];&quot;,&quot;;[Prices.F18];&quot;,&quot;;[Prices.G18];&quot;,&quot;;[Prices.H18];&quot;,&quot;;[Prices.I18];&quot;,&quot;;[Prices.J18];&quot;,&quot;;[Prices.K18];&quot;,&quot;;[Prices.L18];&quot;,&quot;;[Prices.M18];&quot;,&quot;;[Prices.N18];&quot;,&quot;;[Prices.O18];&quot;,&quot;)" office:value-type="string" office:string-value="0,5000,0,0,0,0,0,0,0,0,0,0," calcext:value-type="string">
            <text:p>0,5000,0,0,0,0,0,0,0,0,0,0,</text:p>
          </table:table-cell>
        </table:table-row>
        <table:table-row table:style-name="ro1">
          <table:table-cell table:formula="of:=COM.MICROSOFT.CONCAT([Prices.D19];&quot;,&quot;;[Prices.E19];&quot;,&quot;;[Prices.F19];&quot;,&quot;;[Prices.G19];&quot;,&quot;;[Prices.H19];&quot;,&quot;;[Prices.I19];&quot;,&quot;;[Prices.J19];&quot;,&quot;;[Prices.K19];&quot;,&quot;;[Prices.L19];&quot;,&quot;;[Prices.M19];&quot;,&quot;;[Prices.N19];&quot;,&quot;;[Prices.O19];&quot;,&quot;)" office:value-type="string" office:string-value="0,0,12000,0,0,0,0,0,0,0,0,0," calcext:value-type="string">
            <text:p>0,0,12000,0,0,0,0,0,0,0,0,0,</text:p>
          </table:table-cell>
        </table:table-row>
        <table:table-row table:style-name="ro1">
          <table:table-cell table:formula="of:=COM.MICROSOFT.CONCAT([Prices.D20];&quot;,&quot;;[Prices.E20];&quot;,&quot;;[Prices.F20];&quot;,&quot;;[Prices.G20];&quot;,&quot;;[Prices.H20];&quot;,&quot;;[Prices.I20];&quot;,&quot;;[Prices.J20];&quot;,&quot;;[Prices.K20];&quot;,&quot;;[Prices.L20];&quot;,&quot;;[Prices.M20];&quot;,&quot;;[Prices.N20];&quot;,&quot;;[Prices.O20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21];&quot;,&quot;;[Prices.E21];&quot;,&quot;;[Prices.F21];&quot;,&quot;;[Prices.G21];&quot;,&quot;;[Prices.H21];&quot;,&quot;;[Prices.I21];&quot;,&quot;;[Prices.J21];&quot;,&quot;;[Prices.K21];&quot;,&quot;;[Prices.L21];&quot;,&quot;;[Prices.M21];&quot;,&quot;;[Prices.N21];&quot;,&quot;;[Prices.O21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22];&quot;,&quot;;[Prices.E22];&quot;,&quot;;[Prices.F22];&quot;,&quot;;[Prices.G22];&quot;,&quot;;[Prices.H22];&quot;,&quot;;[Prices.I22];&quot;,&quot;;[Prices.J22];&quot;,&quot;;[Prices.K22];&quot;,&quot;;[Prices.L22];&quot;,&quot;;[Prices.M22];&quot;,&quot;;[Prices.N22];&quot;,&quot;;[Prices.O22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23];&quot;,&quot;;[Prices.E23];&quot;,&quot;;[Prices.F23];&quot;,&quot;;[Prices.G23];&quot;,&quot;;[Prices.H23];&quot;,&quot;;[Prices.I23];&quot;,&quot;;[Prices.J23];&quot;,&quot;;[Prices.K23];&quot;,&quot;;[Prices.L23];&quot;,&quot;;[Prices.M23];&quot;,&quot;;[Prices.N23];&quot;,&quot;;[Prices.O23];&quot;,&quot;)" office:value-type="string" office:string-value="0,0,0,0,0,0,0,0,0,0,0,0," calcext:value-type="string">
            <text:p>0,0,0,0,0,0,0,0,0,0,0,0,</text:p>
          </table:table-cell>
        </table:table-row>
      </table:table>
      <table:table table:name="'file:///C:/Users/MADRAFi/Dropbox/Atari/DEV/StarVagrant/Doc/item_matrix.ods'#Locations" table:print="false" table:style-name="ta_extref">
        <table:table-source xlink:type="simple" xlink:href="../item_matrix.ods" table:table-name="Locations" table:filter-name="calc8" table:mode="copy-results-only"/>
        <table:table-column table:number-columns-repeated="3"/>
        <table:table-row table:number-rows-repeated="2">
          <table:table-cell table:number-columns-repeated="3"/>
        </table:table-row>
        <table:table-row>
          <table:table-cell table:style-name="ce2" office:value-type="float" office:value="0">
            <text:p>0</text:p>
          </table:table-cell>
          <table:table-cell table:style-name="ce2" office:value-type="string">
            <text:p>Port Olisar</text:p>
          </table:table-cell>
          <table:table-cell table:style-name="ce2" office:value-type="string">
            <text:p>Crusader</text:p>
          </table:table-cell>
        </table:table-row>
        <table:table-row>
          <table:table-cell table:style-name="ce2" office:value-type="float" office:value="1">
            <text:p>1</text:p>
          </table:table-cell>
          <table:table-cell table:style-name="ce2" office:value-type="string">
            <text:p>Grim Hex</text:p>
          </table:table-cell>
          <table:table-cell table:style-name="ce2" office:value-type="string">
            <text:p>Yela</text:p>
          </table:table-cell>
        </table:table-row>
        <table:table-row>
          <table:table-cell table:style-name="ce2" office:value-type="float" office:value="2">
            <text:p>2</text:p>
          </table:table-cell>
          <table:table-cell table:style-name="ce2" office:value-type="string">
            <text:p>Mining Area 157</text:p>
          </table:table-cell>
          <table:table-cell table:style-name="ce2" office:value-type="string">
            <text:p>Yela</text:p>
          </table:table-cell>
        </table:table-row>
        <table:table-row>
          <table:table-cell table:style-name="ce2" office:value-type="float" office:value="3">
            <text:p>3</text:p>
          </table:table-cell>
          <table:table-cell table:style-name="ce2" office:value-type="string">
            <text:p>Jumptown</text:p>
          </table:table-cell>
          <table:table-cell table:style-name="ce2" office:value-type="string">
            <text:p>Yela</text:p>
          </table:table-cell>
        </table:table-row>
        <table:table-row>
          <table:table-cell table:style-name="ce2" office:value-type="float" office:value="4">
            <text:p>4</text:p>
          </table:table-cell>
          <table:table-cell table:style-name="ce2" office:value-type="string">
            <text:p>Kudre Ore</text:p>
          </table:table-cell>
          <table:table-cell table:style-name="ce2" office:value-type="string">
            <text:p>Daymar</text:p>
          </table:table-cell>
        </table:table-row>
        <table:table-row>
          <table:table-cell table:style-name="ce2" office:value-type="float" office:value="5">
            <text:p>5</text:p>
          </table:table-cell>
          <table:table-cell table:style-name="ce2" office:value-type="string">
            <text:p>Mining Area 141</text:p>
          </table:table-cell>
          <table:table-cell table:style-name="ce2" office:value-type="string">
            <text:p>Daymar</text:p>
          </table:table-cell>
        </table:table-row>
        <table:table-row>
          <table:table-cell table:style-name="ce2" office:value-type="float" office:value="6">
            <text:p>6</text:p>
          </table:table-cell>
          <table:table-cell table:style-name="ce2" office:value-type="string">
            <text:p>Harvest Hydro</text:p>
          </table:table-cell>
          <table:table-cell table:style-name="ce2" office:value-type="string">
            <text:p>Daymar</text:p>
          </table:table-cell>
        </table:table-row>
        <table:table-row>
          <table:table-cell table:style-name="ce2" office:value-type="float" office:value="7">
            <text:p>7</text:p>
          </table:table-cell>
          <table:table-cell table:style-name="ce2" office:value-type="string">
            <text:p>Hickers Research</text:p>
          </table:table-cell>
          <table:table-cell table:style-name="ce2" office:value-type="string">
            <text:p>Cellin</text:p>
          </table:table-cell>
        </table:table-row>
        <table:table-row>
          <table:table-cell table:style-name="ce2" office:value-type="float" office:value="8">
            <text:p>8</text:p>
          </table:table-cell>
          <table:table-cell table:style-name="ce2" office:value-type="string">
            <text:p>Terra HydroFarm</text:p>
          </table:table-cell>
          <table:table-cell table:style-name="ce2" office:value-type="string">
            <text:p>Cellin</text:p>
          </table:table-cell>
        </table:table-row>
        <table:table-row>
          <table:table-cell table:style-name="ce2" office:value-type="float" office:value="9">
            <text:p>9</text:p>
          </table:table-cell>
          <table:table-cell table:style-name="ce2" office:value-type="string">
            <text:p>HDMS-Han</text:p>
          </table:table-cell>
          <table:table-cell table:style-name="ce2" office:value-type="string">
            <text:p>Magda</text:p>
          </table:table-cell>
        </table:table-row>
        <table:table-row>
          <table:table-cell table:style-name="ce2" office:value-type="float" office:value="10">
            <text:p>10</text:p>
          </table:table-cell>
          <table:table-cell table:style-name="ce2" office:value-type="string">
            <text:p>R&amp;R Hur-L1</text:p>
          </table:table-cell>
          <table:table-cell table:style-name="ce2" office:value-type="string">
            <text:p>Magda</text:p>
          </table:table-cell>
        </table:table-row>
        <table:table-row>
          <table:table-cell table:style-name="ce2" office:value-type="float" office:value="11">
            <text:p>11</text:p>
          </table:table-cell>
          <table:table-cell table:style-name="ce2" office:value-type="string">
            <text:p>Levski</text:p>
          </table:table-cell>
          <table:table-cell table:style-name="ce2" office:value-type="string">
            <text:p>Delamar</text:p>
          </table:table-cell>
        </table:table-row>
        <table:table-row>
          <table:table-cell table:style-name="ce2" office:value-type="float" office:value="12">
            <text:p>12</text:p>
          </table:table-cell>
          <table:table-cell table:style-name="ce2" office:value-type="string">
            <text:p>Lorville</text:p>
          </table:table-cell>
          <table:table-cell table:style-name="ce2" office:value-type="string">
            <text:p>Hurston</text:p>
          </table:table-cell>
        </table:table-row>
        <table:table-row>
          <table:table-cell table:style-name="ce2" office:value-type="float" office:value="13">
            <text:p>13</text:p>
          </table:table-cell>
          <table:table-cell table:style-name="ce2" office:value-type="string">
            <text:p>HDMS-Edmond</text:p>
          </table:table-cell>
          <table:table-cell table:style-name="ce2" office:value-type="string">
            <text:p>Hurston</text:p>
          </table:table-cell>
        </table:table-row>
        <table:table-row>
          <table:table-cell table:style-name="ce2" office:value-type="float" office:value="14">
            <text:p>14</text:p>
          </table:table-cell>
          <table:table-cell table:style-name="ce2" office:value-type="string">
            <text:p>HDMS-Anderson </text:p>
          </table:table-cell>
          <table:table-cell table:style-name="ce2" office:value-type="string">
            <text:p>Aberdeen</text:p>
          </table:table-cell>
        </table:table-row>
        <table:table-row>
          <table:table-cell table:style-name="ce2" office:value-type="float" office:value="15">
            <text:p>15</text:p>
          </table:table-cell>
          <table:table-cell table:style-name="ce2" office:value-type="string">
            <text:p>Orison</text:p>
          </table:table-cell>
          <table:table-cell table:style-name="ce2" office:value-type="string">
            <text:p>Crusader</text:p>
          </table:table-cell>
        </table:table-row>
        <table:table-row>
          <table:table-cell table:style-name="ce2" office:value-type="float" office:value="16">
            <text:p>16</text:p>
          </table:table-cell>
          <table:table-cell table:style-name="ce2" office:value-type="string">
            <text:p>Area18</text:p>
          </table:table-cell>
          <table:table-cell table:style-name="ce2" office:value-type="string">
            <text:p>ArcCor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3">00/00/0000</text:date>, <text:time style:data-style-name="N2" text:time-value="12:08:28.9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2-23T20:57:41.048000000</dc:date>
    <meta:editing-duration>P2DT11H1M42S</meta:editing-duration>
    <meta:editing-cycles>66</meta:editing-cycles>
    <meta:generator>LibreOffice/6.0.7.3$Windows_X86_64 LibreOffice_project/dc89aa7a9eabfd848af146d5086077aeed2ae4a5</meta:generator>
    <meta:document-statistic meta:table-count="4" meta:cell-count="444" meta:object-count="0"/>
  </office:meta>
</office:document-meta>
</file>